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109" officeooo:paragraph-rsid="00151109"/>
    </style:style>
    <style:style style:name="T1" style:family="text">
      <style:text-properties officeooo:rsid="00170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éer une interface graphique avec tkinter</text:p>
      <text:p text:style-name="P1">2. Ecrire une fonction qui permet de créer des groupes de travail de maniere alieatoire</text:p>
      <text:p text:style-name="P1"/>
      <text:p text:style-name="P1"/>
      <text:p text:style-name="P1">git config --global user.name "<text:span text:style-name="T1">Hisseine</text:span>"</text:p>
      <text:p text:style-name="P1">git config --global user.email "<text:span text:style-name="T1">hisseine125@gmail.com</text:span>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0:23:16.627506178</meta:creation-date>
    <dc:date>2021-11-02T12:17:48.513261546</dc:date>
    <meta:editing-duration>PT34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4" meta:character-count="226" meta:non-whitespace-character-count="198"/>
  </office:meta>
</office:document-meta>
</file>